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7.5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107.02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8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5"/>
        </table:table-row>
        <table:table-row table:style-name="ro3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Qui ?</text:p>
          </table:table-cell>
          <table:table-cell table:style-name="ce2" office:value-type="string" calcext:value-type="string">
            <text:p>Quand ?</text:p>
          </table:table-cell>
          <table:table-cell table:style-name="ce2" office:value-type="string" calcext:value-type="string">
            <text:p>Quoi ?</text:p>
          </table:table-cell>
          <table:table-cell table:style-name="ce2" office:value-type="string" calcext:value-type="string">
            <text:p>Combien (en heures) ?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Brainstorming / Création de l'idée de départ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1" calcext:value-type="date">
            <text:p>01/10/16</text:p>
          </table:table-cell>
          <table:table-cell office:value-type="string" calcext:value-type="string">
            <text:p>Création du blog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Trouver les technologies envisagé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3" calcext:value-type="date">
            <text:p>03/10/16</text:p>
          </table:table-cell>
          <table:table-cell office:value-type="string" calcext:value-type="string">
            <text:p>Début de l'apprentissage de Node.js avec socket.io / Création du Gi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4" calcext:value-type="date">
            <text:p>04/10/16</text:p>
          </table:table-cell>
          <table:table-cell office:value-type="string" calcext:value-type="string">
            <text:p>Début de mise en pratique de socket.io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0-05" calcext:value-type="date">
            <text:p>05/10/16</text:p>
          </table:table-cell>
          <table:table-cell office:value-type="string" calcext:value-type="string">
            <text:p>Utilisation de socket.io pour faire un système de salon (héberger/rejoindre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RDV avec notre tuteur de projet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0-26" calcext:value-type="date">
            <text:p>26/10/16</text:p>
          </table:table-cell>
          <table:table-cell office:value-type="string" calcext:value-type="string">
            <text:p>Création d'un compte Slack / Trello pour la gestion de projet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1" calcext:value-type="date">
            <text:p>01/11/16</text:p>
          </table:table-cell>
          <table:table-cell office:value-type="string" calcext:value-type="string">
            <text:p>Apprentissage et Installation de Symfony3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Comprendre comment lier Symfony3 / Node.js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02" calcext:value-type="date">
            <text:p>02/11/16</text:p>
          </table:table-cell>
          <table:table-cell office:value-type="string" calcext:value-type="string">
            <text:p>Elaboration d'un listing des tâches / Découpage de l'application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Passage vers un projet Symfony2.8 pour pouvoir utiliser WebSocketBundle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Installation de WebSocketBundle, remplaçant de socket.io pour Symfony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??</text:p>
          </table:table-cell>
          <table:table-cell office:value-type="string" calcext:value-type="string">
            <text:p>Mise en place d'un design à partir d'un thème Bootstrap (Knight Theme)</text:p>
          </table:table-cell>
          <table:table-cell table:style-name="ce1" office:value-type="string" calcext:value-type="string">
            <text:p>?</text:p>
          </table:table-cell>
          <table:table-cell/>
        </table:table-row>
        <table:table-row table:style-name="ro3">
          <table:table-cell table:style-name="ce1" office:value-type="string" calcext:value-type="string">
            <text:p>N</text:p>
          </table:table-cell>
          <table:table-cell table:style-name="ce3" office:value-type="date" office:date-value="2016-11-23" calcext:value-type="date">
            <text:p>23/11/16</text:p>
          </table:table-cell>
          <table:table-cell office:value-type="string" calcext:value-type="string">
            <text:p>Comprendre comment utiliser WebSocketBundle (~similaire à socket.io)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1-30" calcext:value-type="date">
            <text:p>30/11/16</text:p>
          </table:table-cell>
          <table:table-cell office:value-type="string" calcext:value-type="string">
            <text:p>Réussite de la mise en place de WebSocketBundle + Début de la mise en place de FOSUser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12-07" calcext:value-type="date">
            <text:p>07/12/16</text:p>
          </table:table-cell>
          <table:table-cell office:value-type="string" calcext:value-type="string">
            <text:p>Tentative de mise en place correct de FOSUser -&gt; Problème de BDD "PDO drive not found"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12-13" calcext:value-type="date">
            <text:p>13/12/16</text:p>
          </table:table-cell>
          <table:table-cell office:value-type="string" calcext:value-type="string">
            <text:p>Résolution FOSUserBundle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01-02" calcext:value-type="date">
            <text:p>02/01/16</text:p>
          </table:table-cell>
          <table:table-cell office:value-type="string" calcext:value-type="string">
            <text:p>Modifications de routage et de design (FOSUser)</text:p>
          </table:table-cell>
          <table:table-cell table:style-name="ce1" office:value-type="float" office:value="1.5" calcext:value-type="float">
            <text:p>1,5</text:p>
          </table:table-cell>
          <table:table-cell/>
        </table:table-row>
        <table:table-row table:style-name="ro3">
          <table:table-cell table:style-name="ce1" office:value-type="string" calcext:value-type="string">
            <text:p>V</text:p>
          </table:table-cell>
          <table:table-cell table:style-name="ce3" office:value-type="date" office:date-value="2016-01-02" calcext:value-type="date">
            <text:p>02/01/16</text:p>
          </table:table-cell>
          <table:table-cell office:value-type="string" calcext:value-type="string">
            <text:p>Tentative de mise en place du projet sous un serveur distant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01-04" calcext:value-type="date">
            <text:p>04/01/16</text:p>
          </table:table-cell>
          <table:table-cell office:value-type="string" calcext:value-type="string">
            <text:p>Tentative de mise en place de la création de salon et corrections de problèmes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office:value-type="string" calcext:value-type="string">
            <text:p>N et V</text:p>
          </table:table-cell>
          <table:table-cell table:style-name="ce3" office:value-type="date" office:date-value="2016-01-05" calcext:value-type="date">
            <text:p>05/01/16</text:p>
          </table:table-cell>
          <table:table-cell office:value-type="string" calcext:value-type="string">
            <text:p>Application des modifications de routage et de design faites et nouvelles branches de travail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" table:number-columns-repeated="2"/>
          <table:table-cell/>
          <table:table-cell table:style-name="ce1"/>
          <table:table-cell/>
        </table:table-row>
        <table:table-row table:style-name="ro4">
          <table:table-cell table:style-name="ce1" table:number-columns-repeated="2"/>
          <table:table-cell table:style-name="ce4" office:value-type="string" calcext:value-type="string">
            <text:p>Ce fichier passe sur google drive pour une meilleur utilisabilité.</text:p>
          </table:table-cell>
          <table:table-cell table:style-name="ce1"/>
          <table:table-cell/>
        </table:table-row>
        <table:table-row table:style-name="ro3" table:number-rows-repeated="3">
          <table:table-cell table:style-name="ce1" table:number-columns-repeated="2"/>
          <table:table-cell/>
          <table:table-cell table:style-name="ce1"/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number-columns-repeated="3"/>
          <table:table-cell table:style-name="ce1" table:formula="of:=SUM([.D4:.D31])" office:value-type="float" office:value="35" calcext:value-type="float">
            <text:p>35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TOTAL Réel (sans prendre en compte le travail parallèle)</text:p>
          </table:table-cell>
        </table:table-row>
        <table:table-row table:style-name="ro3" table:number-rows-repeated="104854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9:09:54.5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3M56S</meta:editing-duration>
    <meta:editing-cycles>17</meta:editing-cycles>
    <meta:generator>LibreOffice/5.1.6.2$Windows_x86 LibreOffice_project/07ac168c60a517dba0f0d7bc7540f5afa45f0909</meta:generator>
    <dc:date>2017-01-12T09:20:25.474000000</dc:date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